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 Las preguntas existenciales son el puente perfecto entre la historia mística de Elara y el análisis lógico del laboratorio. También ayudan a humanizar los conceptos técnicos, trasladándolos al plano emocional y filosófico del lector.</text:p>
      <text:p text:style-name="Text_20_body">A continuación te presento un listado inicial de <text:span text:style-name="Strong_20_Emphasis">preguntas existenciales relacionadas con los individuos</text:span>, organizadas por núcleos temáticos. Estas preguntas pueden servir como hilo conductor para el capítulo y como estímulo narrativo para el viaje de Elara.</text:p>
      <text:p text:style-name="Horizontal_20_Line"/>
      <text:h text:style-name="Heading_20_2" text:outline-level="2"><text:span text:style-name="Strong_20_Emphasis">❓ Preguntas Existenciales sobre los Individuos</text:span></text:h>
      <text:p text:style-name="Horizontal_20_Line"/>
      <text:h text:style-name="Heading_20_3" text:outline-level="3">🌱 <text:span text:style-name="Strong_20_Emphasis">Sobre el propósito de existir</text:span></text:h>
      <text:list xml:id="list611260650" text:style-name="L1">
        <text:list-item>
          <text:p text:style-name="P1">¿Por qué existo?</text:p>
        </text:list-item>
        <text:list-item>
          <text:p text:style-name="P1">¿Cuál es el propósito de un individuo?</text:p>
        </text:list-item>
        <text:list-item>
          <text:p text:style-name="P1">¿Tiene sentido mi vida si soy reemplazable?</text:p>
        </text:list-item>
        <text:list-item>
          <text:p text:style-name="P1">¿Estoy aquí para algo o simplemente “paso por aquí”?</text:p>
        </text:list-item>
      </text:list>
      <text:p text:style-name="Horizontal_20_Line"/>
      <text:h text:style-name="Heading_20_3" text:outline-level="3">🔄 <text:span text:style-name="Strong_20_Emphasis">Sobre la individualidad y la identidad</text:span></text:h>
      <text:list xml:id="list33355507" text:style-name="L2">
        <text:list-item>
          <text:p text:style-name="P2">¿Qué me hace ser <text:span text:style-name="Emphasis">yo</text:span>?</text:p>
        </text:list-item>
        <text:list-item>
          <text:p text:style-name="P2">¿Soy único? ¿Existe alguien exactamente igual a mí?</text:p>
        </text:list-item>
        <text:list-item>
          <text:p text:style-name="P2">¿Qué significa ser un individuo?</text:p>
        </text:list-item>
        <text:list-item>
          <text:p text:style-name="P2">¿Puede mi existencia repetirse alguna vez?</text:p>
        </text:list-item>
        <text:list-item>
          <text:p text:style-name="P2">Si todos somos diferentes, ¿hay algo que nos una?</text:p>
        </text:list-item>
      </text:list>
      <text:p text:style-name="Horizontal_20_Line"/>
      <text:h text:style-name="Heading_20_3" text:outline-level="3">🧬 <text:span text:style-name="Strong_20_Emphasis">Sobre la herencia y la transformación</text:span></text:h>
      <text:list xml:id="list202490926" text:style-name="L3">
        <text:list-item>
          <text:p text:style-name="P3">¿Qué dejo atrás cuando muero?</text:p>
        </text:list-item>
        <text:list-item>
          <text:p text:style-name="P3">¿En qué me convierto cuando dejo de existir?</text:p>
        </text:list-item>
        <text:list-item>
          <text:p text:style-name="P3">¿Vivo a través de mis descendientes?</text:p>
        </text:list-item>
        <text:list-item>
          <text:p text:style-name="P3">¿Mis actos se propagan más allá de mi vida?</text:p>
        </text:list-item>
      </text:list>
      <text:p text:style-name="Horizontal_20_Line"/>
      <text:h text:style-name="Heading_20_3" text:outline-level="3"><text:soft-page-break/>💀 <text:span text:style-name="Strong_20_Emphasis">Sobre la muerte y el olvido</text:span></text:h>
      <text:list xml:id="list2625943667" text:style-name="L4">
        <text:list-item>
          <text:p text:style-name="P4">¿Por qué tengo que morir?</text:p>
        </text:list-item>
        <text:list-item>
          <text:p text:style-name="P4">¿Es injusto que la vida continúe sin mí?</text:p>
        </text:list-item>
        <text:list-item>
          <text:p text:style-name="P4">¿Qué sentido tiene mi muerte si otros ocuparán mi lugar?</text:p>
        </text:list-item>
        <text:list-item>
          <text:p text:style-name="P4">¿Cómo me afecta saber que el sistema no me necesita?</text:p>
        </text:list-item>
      </text:list>
      <text:p text:style-name="Horizontal_20_Line"/>
      <text:h text:style-name="Heading_20_3" text:outline-level="3">🌐 <text:span text:style-name="Strong_20_Emphasis">Sobre la conexión con el todo</text:span></text:h>
      <text:list xml:id="list4064469394" text:style-name="L5">
        <text:list-item>
          <text:p text:style-name="P5">¿Formo parte de algo más grande?</text:p>
        </text:list-item>
        <text:list-item>
          <text:p text:style-name="P5">¿Puedo comprender el sentido del todo siendo solo una parte?</text:p>
        </text:list-item>
        <text:list-item>
          <text:p text:style-name="P5">¿Importo, aunque sea un instante?</text:p>
        </text:list-item>
        <text:list-item>
          <text:p text:style-name="P5">¿Estoy solo, o estoy integrado en una red que me trasciende?</text:p>
        </text:list-item>
      </text:list>
      <text:p text:style-name="Horizontal_20_Line"/>
      <text:h text:style-name="Heading_20_3" text:outline-level="3">🧠 <text:span text:style-name="Strong_20_Emphasis">Sobre la conciencia del individuo</text:span></text:h>
      <text:list xml:id="list333339377" text:style-name="L6">
        <text:list-item>
          <text:p text:style-name="P6">¿Puedo saber quién soy realmente?</text:p>
        </text:list-item>
        <text:list-item>
          <text:p text:style-name="P6">¿Tiene sentido preguntarse por el sentido si no hay una respuesta?</text:p>
        </text:list-item>
        <text:list-item>
          <text:p text:style-name="P6">¿Existe un límite a lo que puedo conocer como individuo?</text:p>
        </text:list-item>
        <text:list-item>
          <text:p text:style-name="P6">¿Estoy destinado a vivir sin entender el propósito de mi existencia?</text:p>
        </text:list-item>
      </text:list>
      <text:p text:style-name="Horizontal_20_Line"/>
      <text:h text:style-name="Heading_20_3" text:outline-level="3">🌀 <text:span text:style-name="Strong_20_Emphasis">Sobre la inevitabilidad</text:span></text:h>
      <text:list xml:id="list2840319649" text:style-name="L7">
        <text:list-item>
          <text:p text:style-name="P7">¿Podía no haber existido?</text:p>
        </text:list-item>
        <text:list-item>
          <text:p text:style-name="P7">¿Fui elegido, o mi existencia es fruto del azar?</text:p>
        </text:list-item>
        <text:list-item>
          <text:p text:style-name="P7">¿Soy una consecuencia inevitable del sistema?</text:p>
        </text:list-item>
        <text:list-item>
          <text:p text:style-name="P7">¿Mi existencia tiene sentido solo dentro del contexto de un cálculo mayor?</text:p>
        </text:list-item>
      </text:list>
      <text:p text:style-name="Horizontal_20_Line"/>
      <text:p text:style-name="Text_20_body">Estas preguntas pueden aparecer de manera directa en los pensamientos o conversaciones de Elara durante la aventura, en forma de reflexiones, dilemas o incluso dudas proyectadas en el anfitrión del capítulo. Luego, en el laboratorio, las iremos respondiendo o desafiando desde una perspectiva lógica y sistemática.</text:p>
      <text:p text:style-name="Text_20_body">¿Querés que elijamos ahora cuáles de estas preguntas serán centrales en este capítulo, o preferís que integremos todas pero de forma progresiva a lo largo del texto?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5T18:23:37.159000000</meta:creation-date>
    <dc:date>2025-07-05T18:28:42.699000000</dc:date>
    <meta:editing-duration>PT5M5S</meta:editing-duration>
    <meta:editing-cycles>1</meta:editing-cycles>
    <meta:document-statistic meta:table-count="0" meta:image-count="0" meta:object-count="0" meta:page-count="3" meta:paragraph-count="41" meta:word-count="444" meta:character-count="2553" meta:non-whitespace-character-count="2179"/>
    <meta:generator>LibreOffice/7.3.5.2$Windows_X86_64 LibreOffice_project/184fe81b8c8c30d8b5082578aee2fed2ea847c01</meta:generator>
  </office:meta>
</office:document-meta>
</file>